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 style:data-style-name="N37"/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8" table:formula="of:=SUM([.E$1:.E$1048576])" office:value-type="time" office:time-value="PT131H43M00S" calcext:value-type="time">
            <text:p>131:4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7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79]-[.B79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22:21:13.4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3T22:22:25.103000000</dc:date>
    <meta:editing-duration>P8DT22H48M36S</meta:editing-duration>
    <meta:editing-cycles>186</meta:editing-cycles>
    <meta:generator>LibreOffice/7.2.5.2$Windows_X86_64 LibreOffice_project/499f9727c189e6ef3471021d6132d4c694f357e5</meta:generator>
    <meta:document-statistic meta:table-count="1" meta:cell-count="404" meta:object-count="0"/>
  </office:meta>
</office:document-meta>
</file>